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34280000000pt" svg:height="99.56200800000pt"/>
          <draw:rect draw:style-name="gr3" draw:id="shape3" draw:name="rect256" draw:layer="" svg:width="149.34280000000pt" svg:height="33.18728640000pt" svg:x="0.00000000000pt" svg:y="66.81269520000pt"/>
          <draw:rect draw:style-name="gr4" draw:id="shape4" draw:name="rect255" draw:layer="" svg:width="149.34280000000pt" svg:height="33.1872864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5:15</dc:date>
    <meta:creation-date>2011-05-22T06:10:16</meta:creation-date>
    <dc:creator>Yue Liu</dc:creator>
  </office:meta>
</office:document-meta>
</file>